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10d0dd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127b73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44af2" officeooo:paragraph-rsid="00144af2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163666" officeooo:paragraph-rsid="00163666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163666" style:font-size-asian="12pt" style:font-size-complex="12pt"/>
    </style:style>
    <style:style style:name="T1" style:family="text">
      <style:text-properties officeooo:rsid="001022a6"/>
    </style:style>
    <style:style style:name="T2" style:family="text">
      <style:text-properties officeooo:rsid="0010d0dd"/>
    </style:style>
    <style:style style:name="T3" style:family="text">
      <style:text-properties officeooo:rsid="00110219"/>
    </style:style>
    <style:style style:name="T4" style:family="text">
      <style:text-properties officeooo:rsid="00127b73"/>
    </style:style>
    <style:style style:name="T5" style:family="text">
      <style:text-properties officeooo:rsid="00144af2"/>
    </style:style>
    <style:style style:name="T6" style:family="text">
      <style:text-properties officeooo:rsid="0014e2ad"/>
    </style:style>
    <style:style style:name="T7" style:family="text">
      <style:text-properties officeooo:rsid="00163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F6 - 2017</text:p>
      <text:p text:style-name="P1"/>
      <text:p text:style-name="P1">Give the meaning of the following terms as used in error analysis:</text:p>
      <text:p text:style-name="P1"><text:span text:style-name="T1">(i</text:span>) Absolute error</text:p>
      <text:p text:style-name="P1">(i<text:span text:style-name="T1">i</text:span>) Relative error</text:p>
      <text:p text:style-name="P1"/>
      <text:p text:style-name="P1">The force ‘F’ acting on an object of mass ‘m’, <text:span text:style-name="T1">traveling</text:span> at velocity “V" in a circle of radius ‘r’ is given by: F = m <text:span text:style-name="T1">V^2 / r</text:span> If the measurements are recorded as: m = (3.5 <text:span text:style-name="T1">plusminus </text:span>0.1) <text:s/>kg, V = (20 <text:span text:style-name="T1">plusminus</text:span> 1) m/s, r= (12.5 <text:span text:style-name="T1">plusminus</text:span> 0.5) m; find the maximum possible</text:p>
      <text:p text:style-name="P1">(i) Fractional error. </text:p>
      <text:p text:style-name="P1">(<text:span text:style-name="T1">ii</text:span>) Percentage error in the measurement of force. </text:p>
      <text:p text:style-name="P1"><text:span text:style-name="T1">(iii) S</text:span>how how you will record the reading of force, ‘F’ <text:span text:style-name="T1">above</text:span>. </text:p>
      <text:p text:style-name="P1"/>
      <text:p text:style-name="P1">Define the term dimensions of a physical quantity. </text:p>
      <text:p text:style-name="P1"/>
      <text:p text:style-name="P1"><text:span text:style-name="T2">I</text:span>dentify two uses of dimensional equations. </text:p>
      <text:p text:style-name="P1"/>
      <text:p text:style-name="P1">What is the basic requirement for a physical relation to be correct? </text:p>
      <text:p text:style-name="P1"/>
      <text:p text:style-name="P1">List two quantities <text:span text:style-name="T2">w</text:span>hose dimension <text:span text:style-name="T2">is [M L^2 T^{-1}</text:span></text:p>
      <text:p text:style-name="P1"/>
      <text:p text:style-name="P1">The <text:span text:style-name="T2">frequency</text:span> ‘f’ of vibration of a stretched string depends on the tens<text:span text:style-name="T2">i</text:span>on "F’, the <text:span text:style-name="T2">l</text:span>ength ‘<text:span text:style-name="T2">l’</text:span> and the mass per <text:span text:style-name="T2">unit</text:span> length <text:span text:style-name="T2">mu </text:span>of the string, Derive the formula relating the physical <text:span text:style-name="T2">quantities</text:span> by the method of dimensions. </text:p>
      <text:p text:style-name="P1"/>
      <text:p text:style-name="P1">Use dimensional analysis to prove the correctness of the relation, <text:span text:style-name="T2">rho = ( 3 g )/( 4 pi R G ) </text:span>where by <text:span text:style-name="T2">rh</text:span>o = density of the earth, <text:span text:style-name="T2">g </text:span>= acceleration du<text:span text:style-name="T2">e</text:span> to gravity, R = radius of the <text:span text:style-name="T2">E</text:span>arth and G = gravitational constant.</text:p>
      <text:p text:style-name="P1"/>
      <text:p text:style-name="P1">Why does the <text:span text:style-name="T2">kinetic</text:span> energy of an <text:span text:style-name="T2">E</text:span>arth <text:span text:style-name="T2">satellite</text:span> change in the elliptical orbit?</text:p>
      <text:p text:style-name="P1"/>
      <text:p text:style-name="P1">Give two factors which determine whether a planet has <text:span text:style-name="T2">a</text:span>n atmosphere or not.</text:p>
      <text:p text:style-name="P1"/>
      <text:p text:style-name="P1">A space craft is launched from the earth to the moon, If the mass of the earth is 8<text:span text:style-name="T2">1 </text:span>times that of the moon and the distance from the centre of the earth to that of the moon is about 4.0<text:span text:style-name="T6">x</text:span>10<text:span text:style-name="T2">^5 </text:span>km:</text:p>
      <text:p text:style-name="P1">(i) Draw a sketch showing how the gravitational force on the spacecraft varies</text:p>
      <text:p text:style-name="P1">during its journey. </text:p>
      <text:p text:style-name="P1">(i<text:span text:style-name="T2">i)</text:span> Calculate the distance from the Centre of the earth where the <text:span text:style-name="T2">resultant </text:span>gravitational force becomes zero. </text:p>
      <text:p text:style-name="P1"/>
      <text:p text:style-name="P1">Justify the statement that ‘If no external torque acts on a body, its angular velocity will not conserved’. </text:p>
      <text:p text:style-name="P1"/>
      <text:p text:style-name="P1">A car is moving with a speed of 30 m/<text:span text:style-name="T2">s</text:span> on a circular track of radius 500m. If its speed <text:span text:style-name="T2">i</text:span>s increasing at the rate of 2ms<text:span text:style-name="T2">^{-2}</text:span>; find its resultant linear acceleration.</text:p>
      <text:p text:style-name="P1"/>
      <text:p text:style-name="P1">An object of mass <text:span text:style-name="T2">1 </text:span>kg is attached to the lower end of a string <text:span text:style-name="T2">1 </text:span>m long whose upper end is fixed and made to rotate in a horizontal circle of radius 0.6 m. If the circular speed of the mass is constant, find the:</text:p>
      <text:p text:style-name="P2">(i) Tension in the string. </text:p>
      <text:p text:style-name="P2"><text:soft-page-break/>(<text:span text:style-name="T2">ii</text:span>) Period of motion. </text:p>
      <text:p text:style-name="P1"/>
      <text:p text:style-name="P1">A 7<text:span text:style-name="T2">5 </text:span>kg hunter fires a bullet of mass 10 g with a velocity of 400m/<text:span text:style-name="T2">s</text:span> from a <text:span text:style-name="T2">g</text:span>u<text:span text:style-name="T2">n</text:span> of</text:p>
      <text:p text:style-name="P1">mass <text:span text:style-name="T2">5 </text:span>k<text:span text:style-name="T2">g</text:span>. Calculate the:</text:p>
      <text:p text:style-name="P1">(i<text:span text:style-name="T2">)</text:span> Recoil velocity of the gun. </text:p>
      <text:p text:style-name="P1">(<text:span text:style-name="T2">ii</text:span>) Velocity acquired by the hunter during fi<text:span text:style-name="T2">ri</text:span>ng.</text:p>
      <text:p text:style-name="P1"/>
      <text:p text:style-name="P1">A jumbo jet <text:span text:style-name="T2">traveling</text:span> horizontally at <text:span text:style-name="T2">50 m/s</text:span> at a height of <text:span text:style-name="T2">5</text:span>00 m <text:span text:style-name="T2">fr</text:span>om sea level drops a <text:span text:style-name="T2">luggage</text:span> of food to a disaster area,</text:p>
      <text:p text:style-name="P2">(i) At what horizontal distance from the target should the luggage be dropped?</text:p>
      <text:p text:style-name="P2">(<text:span text:style-name="T2">ii</text:span>) <text:span text:style-name="T2">F</text:span>ind the velocity of the lugga<text:span text:style-name="T2">g</text:span>e as it hit the ground. </text:p>
      <text:p text:style-name="P2"/>
      <text:p text:style-name="P1">The equation of simple harmonic motion is given as x = 6 sin <text:span text:style-name="T2">(</text:span>10 <text:span text:style-name="T2">pi t ) + 8 cos ( 10 pi t )</text:span> where x is in centimeter and <text:span text:style-name="T3">t</text:span> in second. Determine the,</text:p>
      <text:p text:style-name="P1">(i) Amplitude. </text:p>
      <text:p text:style-name="P1">(<text:span text:style-name="T3">ii</text:span>) <text:span text:style-name="T3">Initial</text:span> phase of motion. </text:p>
      <text:p text:style-name="P1"/>
      <text:p text:style-name="P1">Show that the total energy of a body executing simple harmonic motion is independent of <text:span text:style-name="T3">t</text:span>ime. </text:p>
      <text:p text:style-name="P1"/>
      <text:p text:style-name="P1">Find the periodic time of a cubical body of side 0.2m and mass <text:span text:style-name="T3">0.004 kg</text:span> floating in water then pressed and released such that <text:span text:style-name="T3">i</text:span>t oscillates vertically. </text:p>
      <text:p text:style-name="P1"/>
      <text:p text:style-name="P1">Give a common example of adiabatic process. </text:p>
      <text:p text:style-name="P1"/>
      <text:p text:style-name="P1">What happens to the internal energy of a gas during adiabatic expansion?</text:p>
      <text:p text:style-name="P1"/>
      <text:p text:style-name="P1">A mass of an ideal gas of volume 400cm<text:span text:style-name="T4">^3 </text:span>at 288 K expands adiabatically. <text:s/><text:span text:style-name="T4">I</text:span>f its temperature falls to 273 K;</text:p>
      <text:p text:style-name="P1">(<text:span text:style-name="T4">i</text:span>) Find the new volume of the pas. </text:p>
      <text:p text:style-name="P1">(ii<text:span text:style-name="T4">)</text:span> Calculate the final volume of the gas if it is then compressed isothermally until the pressure returns to its <text:span text:style-name="T4">original</text:span> value. </text:p>
      <text:p text:style-name="P1"/>
      <text:p text:style-name="P1"><text:span text:style-name="T4">S</text:span>tate the following <text:span text:style-name="T4">according</text:span> t<text:span text:style-name="T4">o</text:span> heat exchange:</text:p>
      <text:p text:style-name="P1">(i) Prevost’s theory. </text:p>
      <text:p text:style-name="P1">(i<text:span text:style-name="T4">i(</text:span> Wien's displacement l<text:span text:style-name="T4">a</text:span>w. </text:p>
      <text:p text:style-name="P1"/>
      <text:p text:style-name="P1">Briefly explain why:</text:p>
      <text:p text:style-name="P1">(i<text:span text:style-name="T4">)</text:span> Steam pipes are wrapped with insulating <text:span text:style-name="T4">maternal</text:span>? </text:p>
      <text:p text:style-name="P1">(ii) Stainless steel cooking pans fitted <text:span text:style-name="T4">with</text:span> extra copper at the <text:span text:style-name="T4">b</text:span>ottom <text:span text:style-name="T4">a</text:span>re more preferred? </text:p>
      <text:p text:style-name="P1"/>
      <text:p text:style-name="P3"><text:span text:style-name="T4">T</text:span>he value of the property X of a certain substance Is given by;</text:p>
      <text:p text:style-name="P3">X_<text:span text:style-name="T4">{ theta }</text:span> = X_<text:span text:style-name="T4">{0} + 0.5 theta + 2x10^{-4} theta^2 <text:s/></text:span>, <text:span text:style-name="T4">w</text:span>here <text:span text:style-name="T4">theta</text:span> is the temperature in degree <text:span text:style-name="T4">Celsius.</text:span> Wh<text:span text:style-name="T4">at </text:span>would be the <text:span text:style-name="T4">C</text:span>elsius temperature defined by the property <text:span text:style-name="T4">X</text:span> which <text:span text:style-name="T4">corresponds</text:span> to <text:span text:style-name="T4">a </text:span>temperature o<text:span text:style-name="T4">f </text:span>50 <text:span text:style-name="T4">degrees </text:span>C on this gas thermometer scale? </text:p>
      <text:p text:style-name="P1"/>
      <text:p text:style-name="P1">What is the advantage of using a greater length of potentiometer wire?</text:p>
      <text:p text:style-name="P1"/>
      <text:p text:style-name="P1">Why is Wheatstone bridge not suitable for measuring very high resistance?</text:p>
      <text:p text:style-name="P1"/>
      <text:p text:style-name="P4"><text:soft-page-break/>### Insert Figure Here ###</text:p>
      <text:p text:style-name="P1">If the value of R_<text:span text:style-name="T5">1 </text:span>= R_<text:span text:style-name="T5">1</text:span> = <text:span text:style-name="T5">R_3 </text:span>=R_<text:span text:style-name="T5">4</text:span> = 1.0 <text:span text:style-name="T5">ohms </text:span>, R_<text:span text:style-name="T5">5</text:span> =2 <text:span text:style-name="T5">ohms</text:span> , <text:span text:style-name="T5">E_2 </text:span>= <text:span text:style-name="T5">E_3 = 4 V , E_1 = 2.0 V , </text:span>calculate the:</text:p>
      <text:p text:style-name="P1">(<text:span text:style-name="T5">i</text:span>) Current flowing through the circuit. </text:p>
      <text:p text:style-name="P1">(<text:span text:style-name="T5">ii</text:span>) Potential difference. V_<text:span text:style-name="T5">{ab}</text:span></text:p>
      <text:p text:style-name="P1"/>
      <text:p text:style-name="P1">List two factors on which the resistivity of a material depends. </text:p>
      <text:p text:style-name="P1"/>
      <text:p text:style-name="P1">A wire of <text:span text:style-name="T5">resistivity, rho</text:span> is stretched to double <text:span text:style-name="T5">its</text:span> length. What will be its new <text:span text:style-name="T5">resistivity</text:span>? Give reason for your answer. </text:p>
      <text:p text:style-name="P1"/>
      <text:p text:style-name="P1">Why a high voltage supply should have high internal resistance’ </text:p>
      <text:p text:style-name="P1"/>
      <text:p text:style-name="P1">Justify the statement that ‘it <text:span text:style-name="T5">i</text:span>s not possible to verify Ohm's <text:span text:style-name="T5">la</text:span>w by using a filament lamp’.</text:p>
      <text:p text:style-name="P1"/>
      <text:p text:style-name="P1">A potential difference of 4 V is connected to <text:span text:style-name="T5">a</text:span> uniform resistance wire of len<text:span text:style-name="T5">g</text:span>th 3.0 m and cross- sectional area <text:span text:style-name="T5">9x10^{-9}</text:span>, when a current of 0.2 A is <text:span text:style-name="T5">fl</text:span>owing in the wire. Find the:</text:p>
      <text:p text:style-name="P1">(<text:span text:style-name="T5">i) </text:span>Resistivity of a wire. </text:p>
      <text:p text:style-name="P1">(<text:span text:style-name="T5">ii</text:span>) Conductivity of a wire. </text:p>
      <text:p text:style-name="P1"/>
      <text:p text:style-name="P1"/>
      <text:p text:style-name="P1">Briefly explain the function of the following:</text:p>
      <text:p text:style-name="P1">(i) Oscilloscope.</text:p>
      <text:p text:style-name="P1">(ii) Op-amps. </text:p>
      <text:p text:style-name="P1"/>
      <text:p text:style-name="P1">Study <text:span text:style-name="T7">the Figure below</text:span> then construct a truth table showing the output P, Q and R.</text:p>
      <text:p text:style-name="P4">### Insert Figure Here ###</text:p>
      <text:p text:style-name="P4"/>
      <text:p text:style-name="P1">List three basic elements of communication system. </text:p>
      <text:p text:style-name="P1"/>
      <text:p text:style-name="P1">Explain the advantage of using optical <text:span text:style-name="T7">fibre</text:span> systems than coaxial cable system in telecommunication processes. </text:p>
      <text:p text:style-name="P1"/>
      <text:p text:style-name="P1">Define the term semiconductor. </text:p>
      <text:p text:style-name="P1"/>
      <text:p text:style-name="P1"><text:span text:style-name="T7">G</text:span>ive three examples of semiconductor materials. </text:p>
      <text:p text:style-name="P1"/>
      <text:p text:style-name="P1"><text:span text:style-name="T7">O</text:span>utline two factors on which electrical <text:span text:style-name="T7">conductivity</text:span> of a pure semiconductor a depends.</text:p>
      <text:p text:style-name="P1"/>
      <text:p text:style-name="P1"><text:span text:style-name="T7">H</text:span>ow does the forbidden energy gap of an intrinsic semiconductor vary with <text:span text:style-name="T7">increase</text:span> in temperature? </text:p>
      <text:p text:style-name="P1"/>
      <text:p text:style-name="P1"><text:span text:style-name="T7">The Figure below</text:span> is a circuit diagram containing an ideal diode.</text:p>
      <text:p text:style-name="P5">### Insert Figure here ###</text:p>
      <text:p text:style-name="P1">Calculate:</text:p>
      <text:p text:style-name="P1">(<text:span text:style-name="T7">i</text:span>) The peak <text:span text:style-name="T7">voltage.</text:span> </text:p>
      <text:p text:style-name="P1">(ii) The period. </text:p>
      <text:p text:style-name="P1"/>
      <text:p text:style-name="P1">Explain the meaning of the following terms:</text:p>
      <text:p text:style-name="P1">(<text:span text:style-name="T7">i</text:span>) P-type semiconductor.</text:p>
      <text:p text:style-name="P6"><text:soft-page-break/>(<text:span text:style-name="T7">i</text:span>i) N-type <text:span text:style-name="T7">semiconductor.</text:span></text:p>
      <text:p text:style-name="P6"><text:s/></text:p>
      <text:p text:style-name="P1">List three types of transistor configurations. </text:p>
      <text:p text:style-name="P1"/>
      <text:p text:style-name="P1">Why is collector of a transistor made wider than <text:span text:style-name="T7">emitter</text:span> and base? </text:p>
      <text:p text:style-name="P1"/>
      <text:p text:style-name="P1">A change of 100 <text:span text:style-name="T7">mu </text:span>A in the base current produces a change of 3 mA in the collector current. Calculate</text:p>
      <text:p text:style-name="P1">(<text:span text:style-name="T7">i</text:span>) The current amplification factor, <text:span text:style-name="T7">beta .</text:span></text:p>
      <text:p text:style-name="P1">(il) The current gain, <text:span text:style-name="T7">alpha .</text:span></text:p>
      <text:p text:style-name="P1"/>
      <text:p text:style-name="P1">State three sources of heat energy within the interior of the earth. </text:p>
      <text:p text:style-name="P1"/>
      <text:p text:style-name="P1">Discuss two advantages of windbreaks to Plant environment. </text:p>
      <text:p text:style-name="P1"/>
      <text:p text:style-name="P1">Briefly explain the major causes of the following types of environmental pollution:</text:p>
      <text:p text:style-name="P1"><text:span text:style-name="T7">(</text:span>i) Water pollution. </text:p>
      <text:p text:style-name="P1"><text:span text:style-name="T7">(i</text:span>i<text:span text:style-name="T7">) </text:span><text:s/>Air pollution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0:28:50.871047894</dc:date>
    <meta:editing-duration>PT21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93" meta:word-count="1168" meta:character-count="6476" meta:non-whitespace-character-count="5349"/>
  </office:meta>
</office:document-meta>
</file>